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line-height="200%" fo:text-align="justify" style:justify-single-word="false"/>
      <style:text-properties fo:font-size="12pt" officeooo:rsid="00159333" officeooo:paragraph-rsid="001e9c45" style:font-size-asian="10.5pt" style:font-size-complex="12pt"/>
    </style:style>
    <style:style style:name="P2" style:family="paragraph" style:parent-style-name="Preformatted_20_Text">
      <style:paragraph-properties fo:line-height="200%" fo:text-align="center" style:justify-single-word="false"/>
      <style:text-properties fo:font-size="12pt" officeooo:rsid="00159333" officeooo:paragraph-rsid="001be479" style:font-size-asian="10.5pt" style:font-size-complex="12pt"/>
    </style:style>
    <style:style style:name="P3" style:family="paragraph" style:parent-style-name="Preformatted_20_Text">
      <style:paragraph-properties fo:line-height="200%" fo:text-align="justify" style:justify-single-word="false"/>
      <style:text-properties fo:font-size="12pt" officeooo:rsid="001e9c45" officeooo:paragraph-rsid="001e9c45" style:font-size-asian="10.5pt" style:font-size-complex="12pt"/>
    </style:style>
    <style:style style:name="T1" style:family="text">
      <style:text-properties officeooo:rsid="001e9c45"/>
    </style:style>
    <style:style style:name="T2" style:family="text">
      <style:text-properties officeooo:rsid="001f13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<text:span text:style-name="T1">6</text:span> Report: <text:s/>dgp34</text:p>
      <text:p text:style-name="P1">In this project, a <text:span text:style-name="T1">bagfile was provided in which a “wobbling” LIDAR scanned a block. <text:s/>The task was to use code to determine the dimensions of the block as well as the centroid of the block relative to the world frame.</text:span></text:p>
      <text:p text:style-name="P1"/>
      <text:p text:style-name="P3">The package that accompanies this report makes use of a modified “lidar_transformer” node. <text:s/>The modifications mainly include the addition of a global vector that holds the min and max values of each coordinate component, i.e. x_min, x_max, y_min, y_max, z_min, z_max. <text:s/>These values allow for the following relationships and analyses:</text:p>
      <text:p text:style-name="P3">-A dimension of the block is the max value of a component minus the min value of that component, e.g. x_dim = x_max – x_min.</text:p>
      <text:p text:style-name="P3">-In the X-Y plane, the centroid w.r.t. the world frame is half of the block's dimension added to the min value of that component, e.g. x_center = x_min + (x_max – x_min) / 2.0.</text:p>
      <text:p text:style-name="P3">-In the Z plane, the centroid w.r.t the world frame has z value (z_max – z_min) / 2.0.</text:p>
      <text:p text:style-name="P3"/>
      <text:p text:style-name="P3">Each run of bagfile <text:span text:style-name="T2">&amp; </text:span>transformer yields slightly variant answers due to errors inherent in LIDAR, but overall, the values remain within a reasonable range. <text:s/><text:span text:style-name="T2">Note that the most precise value is the last one displayed after all passes of the LIDAR are complete. <text:s/></text:span>At last run:</text:p>
      <text:p text:style-name="P3">Dimensions (x-y-z): <text:s/>0.405665 by 0.665641 by 0.179758. </text:p>
      <text:p text:style-name="P3">Centroid (x,y,z) = (-0.007168, -0.332820, 0.089879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1T03:32:56.952833214</dc:date>
    <meta:generator>LibreOffice/4.2.8.2$Linux_X86_64 LibreOffice_project/420m0$Build-2</meta:generator>
    <meta:editing-duration>P0D</meta:editing-duration>
    <meta:editing-cycles>2</meta:editing-cycles>
    <meta:document-statistic meta:table-count="0" meta:image-count="0" meta:object-count="0" meta:page-count="1" meta:paragraph-count="9" meta:word-count="228" meta:character-count="1334" meta:non-whitespace-character-count="1104"/>
  </office:meta>
</office:document-meta>
</file>